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cc" fo:border="0.002cm solid #000000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number-columns-repeated="18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number-columns-repeated="2"/>
          <table:table-cell table:style-name="Default" table:number-columns-repeated="20"/>
        </table:table-row>
        <table:table-row table:style-name="ro1">
          <table:table-cell/>
          <table:table-cell table:style-name="ce1" office:value-type="string">
            <text:p>Restri/Var</text:p>
          </table:table-cell>
          <table:table-cell table:style-name="ce1" office:value-type="string">
            <text:p>X12</text:p>
          </table:table-cell>
          <table:table-cell table:style-name="ce1" office:value-type="string">
            <text:p>X13</text:p>
          </table:table-cell>
          <table:table-cell table:style-name="ce1" office:value-type="string">
            <text:p>X14</text:p>
          </table:table-cell>
          <table:table-cell table:style-name="ce1" office:value-type="string">
            <text:p>X21</text:p>
          </table:table-cell>
          <table:table-cell table:style-name="ce1" office:value-type="string">
            <text:p>X24</text:p>
          </table:table-cell>
          <table:table-cell table:style-name="ce1" office:value-type="string">
            <text:p>X26</text:p>
          </table:table-cell>
          <table:table-cell table:style-name="ce1" office:value-type="string">
            <text:p>X31</text:p>
          </table:table-cell>
          <table:table-cell table:style-name="ce1" office:value-type="string">
            <text:p>X34</text:p>
          </table:table-cell>
          <table:table-cell table:style-name="ce1" office:value-type="string">
            <text:p>X35</text:p>
          </table:table-cell>
          <table:table-cell table:style-name="ce1" office:value-type="string">
            <text:p>X42</text:p>
          </table:table-cell>
          <table:table-cell table:style-name="ce1" office:value-type="string">
            <text:p>X43</text:p>
          </table:table-cell>
          <table:table-cell table:style-name="ce1" office:value-type="string">
            <text:p>X46</text:p>
          </table:table-cell>
          <table:table-cell table:style-name="ce1" office:value-type="string">
            <text:p>X53</text:p>
          </table:table-cell>
          <table:table-cell table:style-name="ce1" office:value-type="string">
            <text:p>X56</text:p>
          </table:table-cell>
          <table:table-cell table:style-name="ce1" office:value-type="string">
            <text:p>X62</text:p>
          </table:table-cell>
          <table:table-cell table:style-name="ce1" office:value-type="string">
            <text:p>X64</text:p>
          </table:table-cell>
          <table:table-cell table:style-name="ce1" office:value-type="string">
            <text:p>X61</text:p>
          </table:table-cell>
          <table:table-cell table:style-name="ce1" office:value-type="string">
            <text:p>FORMULAS</text:p>
          </table:table-cell>
          <table:table-cell table:style-name="ce1" office:value-type="string">
            <text:p>DES.O IGUAL</text:p>
          </table:table-cell>
          <table:table-cell table:style-name="ce1" office:value-type="string">
            <text:p>TERM I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SUMPRODUCT([.$C$3:.$S$3];[.C4:.S4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table:formula="of:=SUMPRODUCT([.$C$3:.$S$3];[.C5:.S5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14"/>
          <table:table-cell table:formula="of:=SUMPRODUCT([.$C$3:.$S$3];[.C6:.S6])" office:value-type="float" office:value="1">
            <text:p>1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formula="of:=SUMPRODUCT([.$C$3:.$S$3];[.C7:.S7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table:formula="of:=SUMPRODUCT([.$C$3:.$S$3];[.C8:.S8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table:formula="of:=SUMPRODUCT([.$C$3:.$S$3];[.C9:.S9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table:formula="of:=SUMPRODUCT([.$C$3:.$S$3];[.C10:.S10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SUMPRODUCT([.$C$3:.$S$3];[.C11:.S11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table:formula="of:=SUMPRODUCT([.$C$3:.$S$3];[.C12:.S12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number-columns-repeated="6"/>
          <table:table-cell table:formula="of:=SUMPRODUCT([.$C$3:.$S$3];[.C13:.S13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table:formula="of:=SUMPRODUCT([.$C$3:.$S$3];[.C14:.S14])" office:value-type="float" office:value="1">
            <text:p>1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table:number-columns-repeated="4"/>
          <table:table-cell table:formula="of:=SUMPRODUCT([.$C$3:.$S$3];[.C15:.S15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table:formula="of:=SUMPRODUCT([.$C$3:.$S$3];[.C16:.S16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table:number-columns-repeated="2"/>
          <table:table-cell table:formula="of:=SUMPRODUCT([.$C$3:.$S$3];[.C17:.S17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/>
          <table:table-cell table:formula="of:=SUMPRODUCT([.$C$3:.$S$3];[.C18:.S18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-1">
            <text:p>-1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PRODUCT([.$C$3:.$S$3];[.C19:.S19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Default" office:value-type="float" office:value="1">
            <text:p>1</text:p>
          </table:table-cell>
          <table:table-cell table:number-columns-repeated="2"/>
          <table:table-cell table:formula="of:=SUMPRODUCT([.$C$3:.$S$3];[.C20:.S2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PRODUCT([.$C$3:.$S$3];[.C21:.S2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PRODUCT([.$C$3:.$S$3];[.C22:.S2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3"/>
          <table:table-cell table:formula="of:=SUMPRODUCT([.$C$3:.$S$3];[.C23:.S23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formula="of:=SUMPRODUCT([.$C$3:.$S$3];[.C24:.S24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formula="of:=SUMPRODUCT([.$C$3:.$S$3];[.C26:.S26])" office:value-type="float" office:value="5">
            <text:p>5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8/10/2022</text:date>, <text:time>14:5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3:41:44.69</meta:creation-date>
    <dc:date>2022-10-18T14:50:08.86</dc:date>
    <meta:editing-duration>PT37M23S</meta:editing-duration>
    <meta:editing-cycles>3</meta:editing-cycles>
    <meta:generator>OpenOffice/4.1.13$Win32 OpenOffice.org_project/4113m1$Build-9810</meta:generator>
    <meta:document-statistic meta:table-count="3" meta:cell-count="149" meta:object-count="0"/>
  </office:meta>
</office:document-meta>
</file>